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paragraph-properties fo:line-height="150%" fo:text-align="justify" style:justify-single-word="false"/>
      <style:text-properties style:font-name="Liberation Serif" fo:language="en" fo:country="US"/>
    </style:style>
    <style:style style:name="P4" style:family="paragraph" style:parent-style-name="Heading_20_1">
      <style:text-properties fo:language="en" fo:country="US"/>
    </style:style>
    <style:style style:name="P5" style:family="paragraph" style:parent-style-name="Heading_20_2">
      <style:text-properties fo:language="en" fo:country="US"/>
    </style:style>
    <style:style style:name="P6" style:family="paragraph" style:parent-style-name="Preformatted_20_Text">
      <style:paragraph-properties fo:line-height="150%" fo:text-align="justify" style:justify-single-word="false"/>
      <style:text-properties fo:font-variant="normal" fo:text-transform="none" fo:color="#24292f" loext:opacity="100%" style:font-name="ui-monospace" fo:font-size="9.75pt" fo:letter-spacing="normal" fo:language="en" fo:country="US" fo:font-style="normal" fo:font-weight="normal" officeooo:rsid="0019cfaf" officeooo:paragraph-rsid="0019cfaf"/>
    </style:style>
    <style:style style:name="P7" style:family="paragraph" style:parent-style-name="Preformatted_20_Text">
      <style:paragraph-properties fo:margin-top="0cm" fo:margin-bottom="0cm" style:contextual-spacing="false" fo:line-height="145%" fo:orphans="2" fo:widows="2" fo:padding="0cm" fo:border="none"/>
      <style:text-properties fo:font-variant="normal" fo:text-transform="none" fo:color="#24292f" loext:opacity="100%" style:font-name="ui-monospace" fo:font-size="9.75pt" fo:letter-spacing="normal" fo:font-style="normal" fo:font-weight="normal"/>
    </style:style>
    <style:style style:name="P8" style:family="paragraph" style:parent-style-name="Preformatted_20_Text">
      <style:paragraph-properties fo:margin-top="0cm" fo:margin-bottom="0cm" style:contextual-spacing="false" fo:line-height="145%" fo:orphans="2" fo:widows="2" fo:padding="0cm" fo:border="none"/>
      <style:text-properties fo:font-variant="normal" fo:text-transform="none" fo:color="#24292f" loext:opacity="100%" fo:letter-spacing="normal"/>
    </style:style>
    <style:style style:name="P9" style:family="paragraph" style:parent-style-name="Preformatted_20_Text">
      <style:paragraph-properties fo:margin-top="0cm" fo:margin-bottom="0cm" style:contextual-spacing="false" fo:line-height="145%" fo:orphans="2" fo:widows="2" fo:padding="0cm" fo:border="none"/>
    </style:style>
    <style:style style:name="P10" style:family="paragraph" style:parent-style-name="Preformatted_20_Text">
      <style:paragraph-properties fo:margin-top="0cm" fo:margin-bottom="0cm" style:contextual-spacing="false" fo:line-height="145%" fo:orphans="2" fo:widows="2" fo:padding="0cm" fo:border="none"/>
      <style:text-properties style:font-name="ui-monospace"/>
    </style:style>
    <style:style style:name="P11" style:family="paragraph" style:parent-style-name="Standard">
      <style:paragraph-properties fo:line-height="150%" fo:text-align="justify" style:justify-single-word="false"/>
      <style:text-properties style:font-name="Liberation Serif" fo:language="en" fo:country="US" officeooo:rsid="0019cfaf" officeooo:paragraph-rsid="0019cfaf"/>
    </style:style>
    <style:style style:name="P12" style:family="paragraph" style:parent-style-name="Standard">
      <style:paragraph-properties fo:line-height="150%" fo:text-align="justify" style:justify-single-word="false"/>
      <style:text-properties style:font-name="Liberation Serif" fo:language="en" fo:country="US" officeooo:rsid="001b2244" officeooo:paragraph-rsid="001b2244"/>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19cfaf" officeooo:paragraph-rsid="0019cfaf"/>
    </style:style>
    <style:style style:name="P15" style:family="paragraph" style:parent-style-name="Text_20_body">
      <style:text-properties fo:language="en" fo:country="US" officeooo:rsid="001a6c63" officeooo:paragraph-rsid="001a6c63"/>
    </style:style>
    <style:style style:name="P16" style:family="paragraph" style:parent-style-name="Title">
      <style:paragraph-properties fo:line-height="150%" fo:text-align="center" style:justify-single-word="false"/>
      <style:text-properties style:font-name="Liberation Serif"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24292f" loext:opacity="100%" fo:font-size="9.75pt" fo:letter-spacing="normal" fo:font-style="normal" fo:font-weight="normal"/>
    </style:style>
    <style:style style:name="T4" style:family="text">
      <style:text-properties style:font-name="ui-monospace" fo:font-size="9.75pt" fo:font-style="normal" fo:font-weight="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inishell</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490_1687053135" text:style-name="Index_20_Link" text:visited-style-name="Index_20_Link">Main loop<text:tab/>1</text:a></text:p>
          <text:p text:style-name="P1"><text:a xlink:type="simple" xlink:href="#__RefHeading___Toc492_1687053135" text:style-name="Index_20_Link" text:visited-style-name="Index_20_Link">Parser<text:tab/>1</text:a></text:p>
          <text:p text:style-name="P1"><text:a xlink:type="simple" xlink:href="#__RefHeading___Toc494_1687053135" text:style-name="Index_20_Link" text:visited-style-name="Index_20_Link">Lexer<text:tab/>1</text:a></text:p>
          <text:p text:style-name="P2"><text:a xlink:type="simple" xlink:href="#__RefHeading___Toc496_1687053135" text:style-name="Index_20_Link" text:visited-style-name="Index_20_Link">Tokens<text:tab/>1</text:a></text:p>
        </text:index-body>
      </text:table-of-content>
      <text:p text:style-name="P11"/>
      <text:p text:style-name="P11"/>
      <text:h text:style-name="P3" text:outline-level="1"><text:bookmark-start text:name="__RefHeading___Toc490_1687053135"/>Main loop<text:bookmark-end text:name="__RefHeading___Toc490_1687053135"/></text:h>
      <text:p text:style-name="P11"/>
      <text:p text:style-name="P11">- scan for commands</text:p>
      <text:p text:style-name="P11">- parse the string into tokens</text:p>
      <text:p text:style-name="P11">- check grammar and syntax</text:p>
      <text:p text:style-name="P11">- produce an error code / output the intended commands</text:p>
      <text:p text:style-name="P11"/>
      <text:h text:style-name="P4" text:outline-level="1"><text:bookmark-start text:name="__RefHeading___Toc492_1687053135"/>Parser<text:bookmark-end text:name="__RefHeading___Toc492_1687053135"/></text:h>
      <text:p text:style-name="P11"/>
      <text:h text:style-name="Heading_20_2" text:outline-level="2">Abstract Syntax Trees</text:h>
      <text:p text:style-name="P11"/>
      <text:p text:style-name="P12">Data structure for a binary tree :</text:p>
      <text:p text:style-name="P6">typedef struct ASTreeNode</text:p>
      <text:p text:style-name="P7">{</text:p>
      <text:p text:style-name="P8"><text:s text:c="4"/><text:span text:style-name="T4">int type;</text:span></text:p>
      <text:p text:style-name="P8"><text:s text:c="4"/><text:span text:style-name="T4">char* szData;</text:span></text:p>
      <text:p text:style-name="P8"><text:s text:c="4"/><text:span text:style-name="T4">struct ASTreeNode* left;</text:span></text:p>
      <text:p text:style-name="P8"><text:s text:c="4"/><text:span text:style-name="T4">struct ASTreeNode* right;</text:span></text:p>
      <text:p text:style-name="P9"/>
      <text:p text:style-name="P10"><text:span text:style-name="T3">} ASTreeNode;</text:span></text:p>
      <text:p text:style-name="P11"/>
      <text:p text:style-name="P12">For all production rules in the grammar, sets of functions which validate each rule are defined, along with the main function that calls these sets for the equivalent production. The purpose is to recursively check if the order of tokens belongs to a particular grammar. This boils down to <text:soft-page-break/>checking for terminal and non-terminal symbols. When a non-terminal symbol is found, the functions set corresponding to that production is called.</text:p>
      <text:p text:style-name="P11"/>
      <text:h text:style-name="P4" text:outline-level="1"><text:bookmark-start text:name="__RefHeading___Toc494_1687053135"/>Lexer<text:bookmark-end text:name="__RefHeading___Toc494_1687053135"/></text:h>
      <text:p text:style-name="P11"/>
      <text:p text:style-name="P11">Breaks the string into tokens.</text:p>
      <text:p text:style-name="P11"/>
      <text:h text:style-name="P5" text:outline-level="2"><text:bookmark-start text:name="__RefHeading___Toc496_1687053135"/>Tokens<text:bookmark-end text:name="__RefHeading___Toc496_1687053135"/></text:h>
      <text:p text:style-name="P13"/>
      <text:p text:style-name="P14">A character or series of characters. Groups characters that are inside quotation marks.</text:p>
      <text:p text:style-name="P14"/>
      <text:h text:style-name="Heading_20_1" text:outline-level="1">Functions</text:h>
      <text:p text:style-name="P14"/>
      <text:h text:style-name="Heading_20_2" text:outline-level="2">Readline</text:h>
      <text:p text:style-name="P14"/>
      <text:p text:style-name="P14">Prototype : char *readline (const char *prompt)</text:p>
      <text:p text:style-name="P15">Reads a line from the terminal, and returns it using “<text:span text:style-name="T1">prompt</text:span><text:span text:style-name="T2">” as prompt. </text:span></text:p>
      <text:p text:style-name="P15"><text:span text:style-name="T2">The line returned is allocated and should be freed after use.</text:span></text:p>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B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8T14:39:28.333000000</dc:date>
    <meta:editing-duration>PT1H12M6S</meta:editing-duration>
    <meta:editing-cycles>2</meta:editing-cycles>
    <meta:generator>LibreOffice/7.1.0.3$Windows_X86_64 LibreOffice_project/f6099ecf3d29644b5008cc8f48f42f4a40986e4c</meta:generator>
    <meta:document-statistic meta:table-count="0" meta:image-count="0" meta:object-count="0" meta:page-count="2" meta:paragraph-count="31" meta:word-count="190" meta:character-count="1148" meta:non-whitespace-character-count="972"/>
  </office:meta>
</office:document-meta>
</file>